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d38" officeooo:paragraph-rsid="001b5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d the weirdest dream last night. I was in a confined space with a girl that could open up the wall of her navel and show me her organs. I was terrified. Her organs were all in the wrong places, too. Her brain was in her stoma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0:05:15.338049384</meta:creation-date>
    <meta:generator>LibreOffice/7.3.7.2$Linux_X86_64 LibreOffice_project/30$Build-2</meta:generator>
    <dc:date>2023-08-26T10:07:41.339316482</dc:date>
    <meta:editing-duration>PT2M27S</meta:editing-duration>
    <meta:editing-cycles>1</meta:editing-cycles>
    <meta:document-statistic meta:table-count="0" meta:image-count="0" meta:object-count="0" meta:page-count="1" meta:paragraph-count="1" meta:word-count="48" meta:character-count="232" meta:non-whitespace-character-count="185"/>
  </office:meta>
</office:document-meta>
</file>